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DejaVu Sans1" svg:font-family="'DejaVu Sans'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71cm" svg:stroke-color="#000000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dash" draw:stroke-dash="Dashed_20__28_var_29__20_1" svg:stroke-width="0.018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53cm" svg:stroke-color="#1f497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146cm" fo:min-width="0.438cm"/>
    </style:style>
    <style:style style:name="gr8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CustomShape 1" draw:style-name="gr1" draw:text-style-name="P2" draw:layer="layout" svg:width="3.252cm" svg:height="1.903cm" svg:x="0.465cm" svg:y="8.493cm">
          <text:p text:style-name="P1"><text:span text:style-name="T1">Datensatz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" draw:style-name="gr2" draw:text-style-name="P3" draw:layer="layout" svg:width="3.249cm" svg:height="4.691cm" svg:x="0.95cm" svg:y="11.708cm">
          <text:p/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" draw:style-name="gr1" draw:text-style-name="P2" draw:layer="layout" svg:width="4.708cm" svg:height="1.903cm" svg:x="5.477cm" svg:y="3.188cm">
          <text:p text:style-name="P1"><text:span text:style-name="T1">Config-Daten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4" draw:style-name="gr1" draw:text-style-name="P2" draw:layer="layout" svg:width="4.708cm" svg:height="1.903cm" svg:x="12.926cm" svg:y="11.189cm">
          <text:p text:style-name="P1"><text:span text:style-name="T1">Ergebnis-Manager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5" draw:style-name="gr1" draw:text-style-name="P2" draw:layer="layout" svg:width="4.708cm" svg:height="1.903cm" svg:x="13.023cm" svg:y="13.454cm">
          <text:p text:style-name="P1"><text:span text:style-name="T1">Logger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1" draw:text-style-name="P2" draw:layer="layout" svg:width="4.518cm" svg:height="1.903cm" svg:x="25.88cm" svg:y="1.95cm">
          <text:p text:style-name="P1"><text:span text:style-name="T1">Menü-Anzeige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1" draw:text-style-name="P2" draw:layer="layout" svg:width="4.708cm" svg:height="1.903cm" svg:x="5.458cm" svg:y="5.524cm">
          <text:p text:style-name="P1"><text:span text:style-name="T1">Suchchronik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1" draw:text-style-name="P2" draw:layer="layout" svg:width="4.708cm" svg:height="1.903cm" svg:x="5.569cm" svg:y="11.708cm">
          <text:p text:style-name="P1"><text:span text:style-name="T1">Suchanfrage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1" draw:text-style-name="P2" draw:layer="layout" svg:width="4.708cm" svg:height="1.903cm" svg:x="12.926cm" svg:y="4.366cm">
          <text:p text:style-name="P1"><text:span text:style-name="T1">Videoplayer-Manager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1" draw:text-style-name="P2" draw:layer="layout" svg:width="4.734cm" svg:height="1.903cm" svg:x="12.766cm" svg:y="1.905cm">
          <text:p text:style-name="P1"><text:span text:style-name="T1">Fotoviewer-Manager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" draw:style-name="gr1" draw:text-style-name="P2" draw:layer="layout" svg:width="4.708cm" svg:height="1.903cm" svg:x="5.569cm" svg:y="8.499cm">
          <text:p text:style-name="P1"><text:span text:style-name="T1">Datensatz-komponente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2" draw:style-name="gr1" draw:text-style-name="P2" draw:layer="layout" svg:width="4.708cm" svg:height="1.903cm" svg:x="12.965cm" svg:y="6.621cm">
          <text:p text:style-name="P1"><text:span text:style-name="T1">Navigation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3" draw:style-name="gr1" draw:text-style-name="P2" draw:layer="layout" svg:width="4.708cm" svg:height="1.903cm" svg:x="12.965cm" svg:y="9.062cm">
          <text:p text:style-name="P1"><text:span text:style-name="T1">Suchvorgang-Manager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4" draw:style-name="gr1" draw:text-style-name="P2" draw:layer="layout" svg:width="4.519cm" svg:height="1.909cm" svg:x="25.88cm" svg:y="15.696cm">
          <text:p text:style-name="P1"><text:span text:style-name="T1">Ergebnis-Anzeige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5" draw:style-name="gr1" draw:text-style-name="P2" draw:layer="layout" svg:width="4.519cm" svg:height="1.909cm" svg:x="25.88cm" svg:y="11.296cm">
          <text:p text:style-name="P1"><text:span text:style-name="T1">Parameter-Anzeige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6" draw:style-name="gr1" draw:text-style-name="P2" draw:layer="layout" svg:width="4.519cm" svg:height="1.909cm" svg:x="25.88cm" svg:y="6.4cm">
          <text:p text:style-name="P1"><text:span text:style-name="T1">Datensatz-Anzeige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7" draw:style-name="gr1" draw:text-style-name="P2" draw:layer="layout" svg:width="4.519cm" svg:height="1.909cm" svg:x="25.88cm" svg:y="13.496cm">
          <text:p text:style-name="P1"><text:span text:style-name="T1">Überprüfung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" draw:style-name="gr3" draw:text-style-name="P3" draw:layer="layout" svg:width="1.34cm" svg:height="0.011cm" svg:x="4.225cm" svg:y="12.6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9" draw:style-name="gr3" draw:text-style-name="P3" draw:layer="layout" svg:width="1.847cm" svg:height="0.004cm" svg:x="3.718cm" svg:y="9.44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20" draw:style-name="gr3" draw:text-style-name="P3" draw:layer="layout" svg:width="0.001cm" svg:height="1.302cm" svg:x="7.923cm" svg:y="10.40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21" draw:style-name="gr1" draw:text-style-name="P2" draw:layer="layout" svg:width="4.203cm" svg:height="1.903cm" svg:x="20.291cm" svg:y="9.009cm">
          <text:p text:style-name="P1"><text:span text:style-name="T1">MainWindow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4" draw:style-name="gr3" draw:text-style-name="P3" draw:layer="layout" svg:width="1.399cm" svg:height="6.959cm" svg:x="24.494cm" svg:y="2.998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25" draw:style-name="gr3" draw:text-style-name="P3" draw:layer="layout" svg:width="1.399cm" svg:height="2.207cm" svg:x="24.494cm" svg:y="9.962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26" draw:style-name="gr3" draw:text-style-name="P3" draw:layer="layout" svg:width="1.399cm" svg:height="4.595cm" svg:x="24.494cm" svg:y="9.962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27" draw:style-name="gr4" draw:text-style-name="P2" draw:layer="layout" svg:width="3.067cm" svg:height="1.097cm" svg:x="6.761cm" svg:y="0.549cm">
          <text:p text:style-name="P4"><text:span text:style-name="T2">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" draw:text-style-name="P2" draw:layer="layout" svg:width="3.067cm" svg:height="1.097cm" svg:x="25.448cm" svg:y="0.417cm">
          <text:p text:style-name="P4"><text:span text:style-name="T2">Vi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" draw:text-style-name="P2" draw:layer="layout" svg:width="3.729cm" svg:height="1.097cm" svg:x="13.772cm" svg:y="0.479cm">
          <text:p text:style-name="P4"><text:span text:style-name="T2">Control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" draw:text-style-name="P3" draw:layer="layout" svg:width="6.623cm" svg:height="17.899cm" svg:x="12.2cm" svg:y="0.4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" draw:text-style-name="P3" draw:layer="layout" svg:width="11.599cm" svg:height="17.899cm" svg:x="20cm" svg:y="0.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" draw:text-style-name="P3" draw:layer="layout" svg:width="5.97cm" svg:height="17.899cm" svg:x="4.989cm" svg:y="0.4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6" draw:text-style-name="P3" draw:layer="layout" svg:width="33.13cm" svg:height="18.567cm" svg:x="0.126cm" svg:y="0.23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" draw:text-style-name="P3" draw:layer="layout" svg:width="0.688cm" svg:height="0.052cm" draw:transform="rotate (0.0349065850398866) translate (25.149cm 5.35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35" draw:style-name="gr1" draw:text-style-name="P2" draw:layer="layout" svg:width="3.119cm" svg:height="0.999cm" svg:x="27.4cm" svg:y="8.696cm">
          <text:p text:style-name="P1"><text:span text:style-name="T3">Fotoviewer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6" draw:style-name="gr1" draw:text-style-name="P2" draw:layer="layout" svg:width="3.119cm" svg:height="0.999cm" svg:x="27.4cm" svg:y="10.057cm">
          <text:p text:style-name="P1"><text:span text:style-name="T3">Videoplayer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7" draw:style-name="gr3" draw:text-style-name="P3" draw:layer="layout" svg:width="1.244cm" svg:height="1.895cm" svg:x="26.155cm" svg:y="8.304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38" draw:style-name="gr3" draw:text-style-name="P3" draw:layer="layout" svg:width="1.244cm" svg:height="0.895cm" svg:x="26.155cm" svg:y="8.304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39" draw:style-name="gr1" draw:text-style-name="P2" draw:layer="layout" svg:width="4.518cm" svg:height="1.903cm" svg:x="25.881cm" svg:y="4.2cm">
          <text:p text:style-name="P1"><text:span text:style-name="T1">Bibliothek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40" draw:style-name="gr3" draw:text-style-name="P3" draw:layer="layout" svg:width="1.399cm" svg:height="6.788cm" svg:x="24.494cm" svg:y="10.011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41" draw:style-name="gr3" draw:text-style-name="P3" draw:layer="layout" svg:width="1.399cm" svg:height="2.51cm" svg:x="24.495cm" svg:y="7.399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Shape 42" draw:style-name="gr4" draw:text-style-name="P2" draw:layer="layout" svg:width="3.703cm" svg:height="1.8cm" svg:x="0.696cm" svg:y="12cm">
          <text:p text:style-name="P1"><text:span text:style-name="T4">Such-algorithm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" draw:text-style-name="P2" draw:layer="layout" svg:width="2.999cm" svg:height="1.909cm" svg:x="1.08cm" svg:y="14.096cm">
          <text:p text:style-name="P1"><text:span text:style-name="T3">Testsuch-verfahren</text:span></text:p>
          <draw:enhanced-geometry draw:mirror-horizontal="false" draw:mirror-vertical="false" draw:text-areas="?f5 ?f5 ?f6 ?f7" svg:viewBox="0 0 0 0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style-name="gr7" draw:text-style-name="P5" draw:layer="layout" svg:width="1.17cm" svg:height="0.79cm" svg:x="11cm" svg:y="9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5" draw:layer="layout" svg:width="1.17cm" svg:height="0.79cm" svg:x="18.823cm" svg:y="9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DejaVu Sans1" svg:font-family="'DejaVu Sans'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ound" draw:dots2="1" draw:dots2-length="245%" draw:distance="17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Foliennummer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5.398cm" svg:height="6.63cm" svg:x="4.233cm" svg:y="3.118cm" presentation:class="title" presentation:placeholder="true" presentation:user-transformed="true">
        <draw:text-box/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1-30T15:47:16.179000000</dc:date>
    <meta:editing-duration>PT1M14S</meta:editing-duration>
    <meta:editing-cycles>1</meta:editing-cycles>
    <meta:document-statistic meta:object-count="63"/>
    <meta:generator>LibreOffice/4.3.7.2$Windows_x86 LibreOffice_project/8a35821d8636a03b8bf4e15b48f59794652c68ba</meta:generator>
  </office:meta>
</office:document-meta>
</file>